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ff0000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font-size="10pt" fo:language="zxx" fo:country="none" officeooo:rsid="000fbd88" officeooo:paragraph-rsid="000fbd88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paragraph-properties fo:margin-top="0in" fo:margin-bottom="0.1965in" style:contextual-spacing="false"/>
      <style:text-properties fo:font-size="10pt" fo:language="zxx" fo:country="none" officeooo:rsid="000fbd88" officeooo:paragraph-rsid="000fbd88" style:font-size-asian="10pt" style:language-asian="zxx" style:country-asian="none" style:font-size-complex="10pt" style:language-complex="zxx" style:country-complex="none"/>
    </style:style>
    <style:style style:name="P5" style:family="paragraph" style:parent-style-name="Text_20_body">
      <style:text-properties fo:color="#ff0000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118d1f" officeooo:paragraph-rsid="00118d1f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font-size="10pt" fo:language="zxx" fo:country="none" officeooo:rsid="000fbd88" officeooo:paragraph-rsid="0011cd16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ff0000" loext:opacity="100%" fo:font-size="9pt" fo:language="zxx" fo:country="none" officeooo:rsid="000fbd88" officeooo:paragraph-rsid="0011cd16" style:font-size-asian="9pt" style:language-asian="zxx" style:country-asian="none" style:font-size-complex="9pt" style:language-complex="zxx" style:country-complex="none"/>
    </style:style>
    <style:style style:name="P9" style:family="paragraph" style:parent-style-name="Standard">
      <style:text-properties fo:color="#ff0000" loext:opacity="100%" fo:font-size="10pt" fo:language="zxx" fo:country="none" officeooo:rsid="000fbd88" officeooo:paragraph-rsid="0011cd16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000000" loext:opacity="100%" fo:font-size="10pt" fo:language="zxx" fo:country="none" officeooo:rsid="00118d1f" officeooo:paragraph-rsid="0012e6c3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font-size="10pt" fo:language="zxx" fo:country="none" officeooo:rsid="000fbd88" officeooo:paragraph-rsid="0012e6c3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12e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-c 'xfconf-query -c xfce4-desktop -p /desktop-icons/style -s $(( $(xfconf-query -c xfce4-desktop -p /desktop-icons/style) == 0 ? 2 : 0 ))'</text:p>
      <text:p text:style-name="P2"/>
      <text:p text:style-name="P3">yukardaki kod xfce’de Setting → Keyboard içerisinde Application Shortcuts sekmesine +Add butonu yardımıyla comman olarak eklenince masaüstündeki ögeleri kısayol ile gösterme ve gizleme olanağı tanıyor.</text:p>
      <text:p text:style-name="P3">Not: Kod tek satır olarak yapıştırılmalıdır. Kısayol tuş kombinasyonu olarak Super + M uygundur.</text:p>
      <text:p text:style-name="P3"/>
      <text:p text:style-name="P4"/>
      <text:p text:style-name="P5">bash -c 'icons=$(xfconf-query -c xfce4-desktop -p /desktop-icons/style); conky_running=$(pgrep -x conky &gt;/dev/null &amp;&amp; echo 1 || echo 0); if [ "$icons" -ne 0 ] &amp;&amp; [ "$conky_running" -eq 1 ]; then xfconf-query -c xfce4-desktop -p /desktop-icons/style -s 0; pkill -x conky; else xfconf-query -c xfce4-desktop -p /desktop-icons/style -s 2; pgrep -x conky &gt;/dev/null || conky -c ~/.config/conky/conky.conf &amp; fi'</text:p>
      <text:p text:style-name="P6">yukarıdaki kod ise hem xfce masaüstü simgeleri hem de conky'i aynı anda kapatıp açmak için masaüstü kodu.</text:p>
      <text:p text:style-name="P7">Not: Kod tek satır olarak yapıştırılmalıdır. Kısayol tuş kombinasyonu olarak Super + M uygundur.</text:p>
      <text:p text:style-name="P7"/>
      <text:p text:style-name="P7"/>
      <text:p text:style-name="P8">bash -c 'i=$(xfconf-query -c xfce4-desktop -p /desktop-icons/style); pgrep -x conky&gt;/dev/null; c=$?; pgrep -x xfce4-panel&gt;/dev/null; p=$?; [ "$i" -ne 0 ]&amp;&amp;[ "$c" -eq 0 ]&amp;&amp;[ "$p" -eq 0 ]&amp;&amp;{ xfconf-query -c xfce4-desktop -p /desktop-icons/style -s 0; pkill -x conky; xfce4-panel -q; }||{ xfconf-query -c xfce4-desktop -p /desktop-icons/style -s 2; pgrep -x conky||conky -c ~/.config/conky/conky.conf&amp; pgrep -x xfce4-panel||xfce4-panel &amp; }'</text:p>
      <text:p text:style-name="P9"/>
      <text:p text:style-name="P10">yukarıdaki kod ise hem xfce masaüstü simgeleri hem de conky' <text:span text:style-name="T1">hem de Panel 1'i</text:span>aynı anda kapatıp açmak için masaüstü kodu.</text:p>
      <text:p text:style-name="P11">Not: Kod tek satır olarak yapıştırılmalıdır. Kısayol tuş kombinasyonu olarak Super + M uygundu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00:13:16.869948642</meta:creation-date>
    <dc:date>2026-03-18T01:13:15.625524086</dc:date>
    <meta:editing-duration>PT12M28S</meta:editing-duration>
    <meta:editing-cycles>6</meta:editing-cycles>
    <meta:generator>LibreOffice/26.2.1.2$Linux_X86_64 LibreOffice_project/620$Build-2</meta:generator>
    <meta:document-statistic meta:table-count="0" meta:image-count="0" meta:object-count="0" meta:page-count="1" meta:paragraph-count="9" meta:word-count="241" meta:character-count="1700" meta:non-whitespace-character-count="1468"/>
  </office:meta>
</office:document-meta>
</file>